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U2</text:p>
          </table:table-cell>
          <table:table-cell table:style-name="ce2" office:value-type="string" calcext:value-type="string" table:number-columns-spanned="2" table:number-rows-spanned="1">
            <text:p>Introducir los datos de unas elecciones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Descripción</text:p>
          </table:table-cell>
          <table:table-cell table:style-name="ce2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Secuencia normal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Excepciones</text:p>
          </table:table-cell>
          <table:table-cell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2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oscondición</text:p>
          </table:table-cell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style-name="ce2"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2"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2"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table:style-name="ce2"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0:55:22.9229519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4T20:55:29.499528193</dc:date>
    <meta:editing-duration>PT1H23M11S</meta:editing-duration>
    <meta:editing-cycles>6</meta:editing-cycles>
    <meta:generator>LibreOffice/6.2.7.1$Linux_X86_64 LibreOffice_project/20$Build-1</meta:generator>
    <meta:document-statistic meta:table-count="1" meta:cell-count="22" meta:object-count="0"/>
  </office:meta>
</office:document-meta>
</file>